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76cm" fo:min-width="4.199cm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0.385cm" fo:min-width="0.77cm"/>
    </style:style>
    <style:style style:name="gr5" style:family="graphic" style:parent-style-name="standard">
      <style:graphic-properties draw:fill-color="#00cc00" draw:textarea-horizontal-align="justify" draw:textarea-vertical-align="middle" draw:auto-grow-height="false" fo:min-height="0.385cm" fo:min-width="0.008cm"/>
    </style:style>
    <style:style style:name="gr6" style:family="graphic" style:parent-style-name="standard">
      <style:graphic-properties draw:fill-color="#00cccc" draw:textarea-horizontal-align="justify" draw:textarea-vertical-align="middle" draw:auto-grow-height="false" fo:min-height="1.02cm" fo:min-width="0.897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00cccc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4.826cm" svg:x="9.891cm" svg:y="1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99cm" svg:height="4.826cm" svg:x="2.27cm" svg:y="7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16cm" svg:y1="6.08cm" svg:x2="11.16cm" svg:y2="1.254cm">
          <text:p/>
        </draw:line>
        <draw:line draw:style-name="gr3" draw:text-style-name="P2" draw:layer="layout" svg:x1="2.27cm" svg:y1="8.62cm" svg:x2="6.969cm" svg:y2="8.62cm">
          <text:p/>
        </draw:line>
        <draw:custom-shape draw:style-name="gr4" draw:text-style-name="P3" draw:layer="layout" svg:width="1.27cm" svg:height="0.635cm" svg:x="9.89cm" svg:y="1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0.635cm" draw:transform="rotate (1.5707963267949) translate (2.27cm 8.6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635cm" draw:transform="rotate (1.5707963267949) translate (2.27cm 7.85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7cm" svg:height="1.27cm" svg:x="9.89cm" svg:y="7.377cm">
          <text:p/>
          <draw:enhanced-geometry svg:viewBox="0 0 21600 21600" draw:type="rectangle" draw:enhanced-path="M 0 0 L 21600 0 21600 21600 0 21600 0 0 Z N"/>
        </draw:custom-shape>
        <draw:path draw:style-name="gr7" draw:text-style-name="P2" draw:layer="layout" svg:width="0.451cm" svg:height="0.761cm" draw:transform="rotate (-3.14159265358979) translate (9.763cm 2.27cm)" svg:viewBox="0 0 452 762" svg:d="M0 762c1016 0 0-762 0-762">
          <text:p/>
        </draw:path>
        <draw:path draw:style-name="gr7" draw:text-style-name="P2" draw:layer="layout" svg:width="0.561cm" svg:height="0.479cm" draw:transform="rotate (-2.28969744569136) translate (2.38577600585457cm 7.81645949239569cm)" svg:viewBox="0 0 562 480" svg:d="M0 323c597 489 561-323 561-323">
          <text:p/>
        </draw:path>
        <draw:path draw:style-name="gr7" draw:text-style-name="P2" draw:layer="layout" svg:width="0.673cm" svg:height="0.538cm" draw:transform="rotate (0.785398163397448) translate (2.651cm 7.223cm)" svg:viewBox="0 0 674 539" svg:d="M0 0c1078 0 539 539 539 539">
          <text:p/>
        </draw:path>
        <draw:frame draw:style-name="gr8" draw:text-style-name="P6" draw:layer="layout" svg:width="11.466cm" svg:height="0.962cm" svg:x="2.524cm" svg:y="13.065cm">
          <draw:text-box>
            <text:p>Iterate in yellow first, then next column.</text:p>
          </draw:text-box>
        </draw:frame>
        <draw:frame draw:style-name="gr8" draw:text-style-name="P6" draw:layer="layout" svg:width="13.38cm" svg:height="1.673cm" svg:x="7.051cm" svg:y="2.629cm">
          <draw:text-box>
            <text:p>Load whole yellow line first. </text:p>
            <text:p>Reused while iterating yellow vertical line in A </text:p>
          </draw:text-box>
        </draw:frame>
        <draw:frame draw:style-name="gr8" draw:text-style-name="P6" draw:layer="layout" svg:width="8.321cm" svg:height="2.384cm" svg:x="11.922cm" svg:y="7.731cm">
          <draw:text-box>
            <text:p>One thread working on NxN</text:p>
            <text:p>Results. Scan N rows in A </text:p>
            <text:p>And B columns in 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19:11:15.666900966</meta:creation-date>
    <dc:date>2017-12-02T19:27:12.846696416</dc:date>
    <meta:editing-duration>PT15M56S</meta:editing-duration>
    <meta:editing-cycles>3</meta:editing-cycles>
    <meta:generator>LibreOffice/5.1.6.2$Linux_X86_64 LibreOffice_project/10m0$Build-2</meta:generator>
    <meta:document-statistic meta:object-count="14"/>
  </office:meta>
</office:document-meta>
</file>